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officeooo:rsid="000ecbde" officeooo:paragraph-rsid="000ecbde"/>
    </style:style>
    <style:style style:name="P2" style:family="paragraph" style:parent-style-name="Standard">
      <style:paragraph-properties fo:line-height="100%"/>
      <style:text-properties style:font-name="Liberation Sans" style:text-underline-style="solid" style:text-underline-width="auto" style:text-underline-color="font-color" fo:font-weight="bold" officeooo:rsid="000ecbde" officeooo:paragraph-rsid="000ecbde" style:font-weight-asian="bold" style:font-weight-complex="bold"/>
    </style:style>
    <style:style style:name="P3" style:family="paragraph" style:parent-style-name="Standard"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4" style:family="paragraph" style:parent-style-name="Standard">
      <style:paragraph-properties fo:line-height="100%"/>
      <style:text-properties style:font-name="Liberation Sans" style:text-underline-style="none" fo:font-weight="normal" officeooo:rsid="000ecbde" officeooo:paragraph-rsid="000ecbde" style:font-weight-asian="normal" style:font-weight-complex="normal"/>
    </style:style>
    <style:style style:name="P5" style:family="paragraph" style:parent-style-name="Standard">
      <style:paragraph-properties fo:line-height="100%"/>
      <style:text-properties officeooo:paragraph-rsid="000ecbd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ans" style:text-underline-style="none" fo:font-weight="normal" officeooo:rsid="000ecbde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GRAM :</text:span> </text:p>
      <text:p text:style-name="P1"/>
      <text:p text:style-name="P1">#include &lt;stdio.h&gt;</text:p>
      <text:p text:style-name="P1">struct program</text:p>
      <text:p text:style-name="P1">{</text:p>
      <text:p text:style-name="P1"><text:s text:c="4"/>int id,pr,bt,ct,tat,wt;</text:p>
      <text:p text:style-name="P1">}p[100],temp;</text:p>
      <text:p text:style-name="P1">int main()</text:p>
      <text:p text:style-name="P1">{</text:p>
      <text:p text:style-name="P1"><text:s text:c="4"/>int i,j,n;</text:p>
      <text:p text:style-name="P1"><text:s text:c="4"/>float total_tat=0.0,total_wt=0.0,avg_tat,avg_wt;</text:p>
      <text:p text:style-name="P1"><text:s text:c="4"/>printf("Enter the total no. of processes : ");</text:p>
      <text:p text:style-name="P1"><text:s text:c="4"/>scanf("%d",&amp;n);</text:p>
      <text:p text:style-name="P1"><text:s text:c="4"/>for(i=0;i&lt;n;i++)</text:p>
      <text:p text:style-name="P1"><text:s text:c="4"/>{</text:p>
      <text:p text:style-name="P1"><text:s text:c="8"/>printf("Enter priority of P%d : ",i+1);</text:p>
      <text:p text:style-name="P1"><text:s text:c="8"/>scanf("%d",&amp;p[i].pr);</text:p>
      <text:p text:style-name="P1"><text:s text:c="8"/>printf("Enter BT of P%d : ",i+1);</text:p>
      <text:p text:style-name="P1"><text:s text:c="8"/>scanf("%d",&amp;p[i].bt);</text:p>
      <text:p text:style-name="P1"><text:s text:c="8"/>p[i].id=i+1;</text:p>
      <text:p text:style-name="P1"><text:s text:c="4"/>}</text:p>
      <text:p text:style-name="P1"><text:s text:c="4"/>for(i=0;i&lt;n;i++)</text:p>
      <text:p text:style-name="P1"><text:s text:c="4"/>{</text:p>
      <text:p text:style-name="P1"><text:s text:c="8"/>for(j=0;j&lt;n-i-1;j++)</text:p>
      <text:p text:style-name="P1"><text:s text:c="8"/>{</text:p>
      <text:p text:style-name="P1"><text:s text:c="12"/>if(p[j].pr&gt;p[j+1].pr)</text:p>
      <text:p text:style-name="P1"><text:s text:c="12"/>{</text:p>
      <text:p text:style-name="P1"><text:s text:c="16"/>temp=p[j+1];</text:p>
      <text:p text:style-name="P1"><text:s text:c="16"/>p[j+1]=p[j];</text:p>
      <text:p text:style-name="P1"><text:s text:c="16"/>p[j]=temp;</text:p>
      <text:p text:style-name="P1"><text:s text:c="12"/>}</text:p>
      <text:p text:style-name="P1"><text:s text:c="8"/>}</text:p>
      <text:p text:style-name="P1"><text:s text:c="4"/>}</text:p>
      <text:p text:style-name="P1"><text:s text:c="4"/>p[0].ct=p[0].bt;</text:p>
      <text:p text:style-name="P1"><text:s text:c="4"/>p[0].tat=p[0].ct;</text:p>
      <text:p text:style-name="P1"><text:s text:c="4"/>p[0].wt=p[0].tat-p[0].bt;</text:p>
      <text:p text:style-name="P1"><text:s text:c="4"/>total_tat=total_tat+p[0].tat;</text:p>
      <text:p text:style-name="P1"><text:s text:c="4"/>total_wt=total_wt+p[0].wt;</text:p>
      <text:p text:style-name="P1"><text:s text:c="4"/>for(i=1;i&lt;n;i++)</text:p>
      <text:p text:style-name="P1"><text:s text:c="4"/>{</text:p>
      <text:p text:style-name="P1"><text:s text:c="8"/>p[i].ct=p[i-1].ct+p[i].bt;</text:p>
      <text:p text:style-name="P1"><text:s text:c="8"/>p[i].tat=p[i].ct;</text:p>
      <text:p text:style-name="P1"><text:s text:c="8"/>p[i].wt=p[i].tat-p[i].bt;</text:p>
      <text:p text:style-name="P1"><text:s text:c="8"/>total_tat=total_tat+p[i].tat;</text:p>
      <text:p text:style-name="P1"><text:s text:c="8"/>total_wt=total_wt+p[i].wt;</text:p>
      <text:p text:style-name="P1"><text:s text:c="4"/>}</text:p>
      <text:p text:style-name="P1"><text:s text:c="4"/>avg_tat=total_tat/n;</text:p>
      <text:p text:style-name="P1"><text:s text:c="4"/>avg_wt=total_wt/n;</text:p>
      <text:p text:style-name="P1"><text:s text:c="4"/>printf("Process\tBT\tCT\tTAT\tWT\tPriority\n");</text:p>
      <text:p text:style-name="P1"><text:s text:c="4"/>for(i=0;i&lt;n;i++)</text:p>
      <text:p text:style-name="P1"><text:s text:c="4"/>{</text:p>
      <text:p text:style-name="P1"><text:s text:c="8"/>printf("%d\t%d\t%d\t%d\t%d\t%d\n",p[i].id,p[i].bt,p[i].ct,p[i].tat,p[i].wt,p[i].pr);</text:p>
      <text:p text:style-name="P1"><text:soft-page-break/><text:s text:c="4"/>}</text:p>
      <text:p text:style-name="P1"><text:s text:c="4"/>printf("Avg TAT = %f\nAvg WT = %f",avg_tat,avg_wt);</text:p>
      <text:p text:style-name="P1"><text:s text:c="4"/>return 0;</text:p>
      <text:p text:style-name="P1">}</text:p>
      <text:p text:style-name="P1"/>
      <text:p text:style-name="P2">OUTPUT:</text:p>
      <text:p text:style-name="P2"/>
      <text:p text:style-name="P4">Enter the total no. of processes : 5</text:p>
      <text:p text:style-name="P4">Enter BT of P1 : 6</text:p>
      <text:p text:style-name="P4">Enter BT of P2 : 2</text:p>
      <text:p text:style-name="P4">Enter BT of P3 : 8</text:p>
      <text:p text:style-name="P4">Enter BT of P4 : 3</text:p>
      <text:p text:style-name="P4">Enter BT of P5 : 4</text:p>
      <text:p text:style-name="P4">Process <text:s text:c="3"/>BT <text:s text:c="5"/>CT <text:s text:c="5"/>TAT <text:s text:c="4"/>WT</text:p>
      <text:p text:style-name="P5"><text:span text:style-name="T2">2 <text:s text:c="14"/>2 <text:s text:c="8"/>2 <text:s text:c="8"/>2 <text:s text:c="8"/>0</text:span></text:p>
      <text:p text:style-name="P4">4 <text:s text:c="14"/>3 <text:s text:c="8"/>5 <text:s text:c="8"/>5 <text:s text:c="8"/>2</text:p>
      <text:p text:style-name="P4">5 <text:s text:c="14"/>4 <text:s text:c="8"/>9 <text:s text:c="8"/>9 <text:s text:c="8"/>5</text:p>
      <text:p text:style-name="P4">1 <text:s text:c="14"/>6 <text:s text:c="8"/>15 <text:s text:c="6"/>15 <text:s text:c="6"/>9</text:p>
      <text:p text:style-name="P4">3 <text:s text:c="14"/>8 <text:s text:c="8"/>23 <text:s text:c="6"/>23 <text:s text:c="6"/>15</text:p>
      <text:p text:style-name="P4">Avg TAT = 10.800000</text:p>
      <text:p text:style-name="P4">Avg WT = 6.2000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9:50:37.155000000</meta:creation-date>
    <dc:date>2022-11-01T20:52:37.610000000</dc:date>
    <meta:editing-duration>PT1H2M1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70" meta:word-count="163" meta:character-count="1694" meta:non-whitespace-character-count="1097"/>
  </office:meta>
</office:document-meta>
</file>